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9902" officeooo:paragraph-rsid="0006f6e5"/>
    </style:style>
    <style:style style:name="P2" style:family="paragraph" style:parent-style-name="Standard">
      <style:text-properties officeooo:paragraph-rsid="00069902"/>
    </style:style>
    <style:style style:name="P3" style:family="paragraph" style:parent-style-name="Standard">
      <style:text-properties fo:font-size="8pt" officeooo:rsid="00069902" officeooo:paragraph-rsid="00069902" style:font-size-asian="8pt" style:font-size-complex="8pt"/>
    </style:style>
    <style:style style:name="P4" style:family="paragraph" style:parent-style-name="Standard">
      <style:text-properties fo:font-size="8pt" officeooo:rsid="00069902" officeooo:paragraph-rsid="0006f6e5" style:font-size-asian="8pt" style:font-size-complex="8pt"/>
    </style:style>
    <style:style style:name="P5" style:family="paragraph" style:parent-style-name="Standard">
      <style:text-properties officeooo:rsid="0006f6e5" officeooo:paragraph-rsid="0006f6e5"/>
    </style:style>
    <style:style style:name="P6" style:family="paragraph" style:parent-style-name="Standard" style:list-style-name="L1">
      <style:text-properties officeooo:rsid="00069902" officeooo:paragraph-rsid="00069902"/>
    </style:style>
    <style:style style:name="P7" style:family="paragraph" style:parent-style-name="Standard" style:list-style-name="L1">
      <style:text-properties officeooo:rsid="0006f6e5" officeooo:paragraph-rsid="0006f6e5"/>
    </style:style>
    <style:style style:name="P8" style:family="paragraph" style:parent-style-name="Standard">
      <style:text-properties fo:font-size="8pt" officeooo:rsid="0006f6e5" officeooo:paragraph-rsid="0006f6e5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0a81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33718619" text:style-name="L1">
        <text:list-item>
          <text:p text:style-name="P6">Mostras todos los nombres de todos los clientes:</text:p>
        </text:list-item>
      </text:list>
      <text:p text:style-name="P2"/>
      <text:p text:style-name="P1"><text:tab/><text:span text:style-name="T1">CREATE OR REPLACE PROCEDURE mostrar_clientes</text:span></text:p>
      <text:p text:style-name="P4"><text:tab/>IS</text:p>
      <text:p text:style-name="P4"><text:tab/><text:tab/>CURSOR ccli IS SELECT * FROM clientes;</text:p>
      <text:p text:style-name="P4"><text:tab/><text:tab/>num_clientes NUMBER := 0;</text:p>
      <text:p text:style-name="P4"><text:tab/>BEGIN</text:p>
      <text:p text:style-name="P4"><text:tab/><text:tab/>FOR v_ccli IN ccli LOOP</text:p>
      <text:p text:style-name="P4"><text:tab/><text:tab/><text:tab/>DBMS_OUTPUT.PUT_LINE('Codigo ' || v_ccli.codcli || ' Nombre ' || v_ccli.nombre || ' <text:tab/>Direccion ' || <text:tab/><text:tab/><text:tab/><text:tab/>v_ccli.direccion || ' codpostal ' || <text:tab/>v_ccli.codpostal || ' Codigo del pueglo ' || <text:tab/>v_ccli.codpue );</text:p>
      <text:p text:style-name="P4"><text:tab/><text:tab/><text:tab/>num_clientes := num_clientes+1;</text:p>
      <text:p text:style-name="P4"><text:tab/><text:tab/>END LOOP;</text:p>
      <text:p text:style-name="P4"><text:tab/><text:tab/>DBMS_OUTPUT.PUT_LINE ('El numero de clientes es ' || num_clientes);</text:p>
      <text:p text:style-name="P4"><text:tab/>END;</text:p>
      <text:p text:style-name="P4"><text:tab/>/</text:p>
      <text:p text:style-name="P4"/>
      <text:p text:style-name="P4"><text:tab/>BEGIN</text:p>
      <text:p text:style-name="P4"><text:tab/><text:tab/>mostrar_clientes;</text:p>
      <text:p text:style-name="P4"><text:tab/>END;</text:p>
      <text:p text:style-name="P4"><text:tab/>/</text:p>
      <text:p text:style-name="P2"/>
      <text:list xml:id="list124328636811042" text:continue-numbering="true" text:style-name="L1">
        <text:list-item>
          <text:p text:style-name="P7">Mostrar todos las provincias con todos sus pueblos <text:span text:style-name="T2">y cuantos clientes tiene</text:span>:</text:p>
        </text:list-item>
      </text:list>
      <text:p text:style-name="P5"/>
      <text:p text:style-name="P8"><text:tab/>CREATE OR REPLACE PROCEDURE mostrar_pueblos</text:p>
      <text:p text:style-name="P8"><text:tab/>IS</text:p>
      <text:p text:style-name="P8"><text:tab/><text:tab/>CURSOR cnompro IS SELECT nombre, codpro FROM provincias ORDER BY nombre;</text:p>
      <text:p text:style-name="P8"><text:tab/><text:tab/>aux pueblos.codpro%TYPE;</text:p>
      <text:p text:style-name="P8"><text:tab/><text:tab/>CURSOR cnompue IS SELECT nombre, codpue FROM pueblos where codpro = aux;</text:p>
      <text:p text:style-name="P8"><text:tab/><text:tab/>aux2 pueblos.codpue%TYPE;</text:p>
      <text:p text:style-name="P8"><text:tab/><text:tab/>CURSOR cnomcli IS SELECT nombre FROM clientes WHERE codpue = aux2;</text:p>
      <text:p text:style-name="P8"><text:tab/><text:tab/>num_clientes NUMBER := 0;</text:p>
      <text:p text:style-name="P8"><text:tab/><text:tab/>num_pueblos NUMBER := 0;</text:p>
      <text:p text:style-name="P8"><text:tab/><text:tab/>num_clientes_pro NUMBER := 0;</text:p>
      <text:p text:style-name="P8"><text:tab/>BEGIN</text:p>
      <text:p text:style-name="P8"><text:tab/><text:tab/>FOR v_cnompro IN cnompro LOOP</text:p>
      <text:p text:style-name="P8"><text:tab/><text:tab/><text:tab/>DBMS_OUTPUT.PUT_LINE('Provincia: ' || v_cnompro.nombre);</text:p>
      <text:p text:style-name="P8"><text:tab/><text:tab/><text:tab/>aux := v_cnompro.codpro;</text:p>
      <text:p text:style-name="P8"><text:tab/><text:tab/><text:tab/>FOR v_cnompue IN cnompue LOOP</text:p>
      <text:p text:style-name="P8"><text:tab/><text:tab/><text:tab/><text:tab/>DBMS_OUTPUT.PUT_LINE('***Pueblo: ' || v_cnompue.nombre);</text:p>
      <text:p text:style-name="P8"><text:tab/><text:tab/><text:tab/><text:tab/>aux2 := v_cnompue.codpue;</text:p>
      <text:p text:style-name="P8"><text:tab/><text:tab/><text:tab/><text:tab/>num_pueblos := num_pueblos + 1;</text:p>
      <text:p text:style-name="P8"><text:tab/><text:tab/><text:tab/><text:tab/>FOR v_cnomcli IN cnomcli LOOP</text:p>
      <text:p text:style-name="P8"><text:tab/><text:tab/><text:tab/><text:tab/><text:tab/>DBMS_OUTPUT.PUT_LINE('*****Cliente: ' || v_cnomcli.nombre);</text:p>
      <text:p text:style-name="P8"><text:tab/><text:tab/><text:tab/><text:tab/><text:tab/>num_clientes := num_clientes + 1;</text:p>
      <text:p text:style-name="P8"><text:tab/><text:tab/><text:tab/><text:tab/><text:tab/>num_clientes_pro := num_clientes_pro + 1;</text:p>
      <text:p text:style-name="P8"><text:tab/><text:tab/><text:tab/><text:tab/>END LOOP;</text:p>
      <text:p text:style-name="P8"><text:tab/><text:tab/><text:tab/><text:tab/>DBMS_OUTPUT.PUT_LINE('**********Hay ' || num_clientes || ' cliente en ' || v_cnompue.nombre);</text:p>
      <text:p text:style-name="P8"><text:tab/><text:tab/><text:tab/><text:tab/>num_clientes := 0;</text:p>
      <text:p text:style-name="P8"><text:tab/><text:tab/><text:tab/>END LOOP;</text:p>
      <text:p text:style-name="P8"><text:tab/><text:tab/><text:tab/>DBMS_OUTPUT.PUT_LINE('********************Hay ' || num_pueblos || ' pueblos ' || v_cnompro.nombre);</text:p>
      <text:p text:style-name="P8"><text:tab/><text:tab/><text:tab/>num_pueblos := 0;</text:p>
      <text:p text:style-name="P8"><text:tab/><text:tab/>DBMS_OUTPUT.PUT_LINE('********************************Hay ' || num_clientes_pro || ' clientes en ' || <text:tab/>v_cnompro.nombre);</text:p>
      <text:p text:style-name="P8"><text:tab/><text:tab/>num_clientes_pro := 0;</text:p>
      <text:p text:style-name="P8"><text:tab/><text:tab/>END LOOP;</text:p>
      <text:p text:style-name="P8"><text:tab/>END;</text:p>
      <text:p text:style-name="P8"><text:tab/>/</text:p>
      <text:p text:style-name="P8"><text:tab/></text:p>
      <text:p text:style-name="P8"><text:tab/>BEGIN</text:p>
      <text:p text:style-name="P8"><text:tab/>mostrar_pueblos;</text:p>
      <text:p text:style-name="P8"><text:tab/>END;</text:p>
      <text:p text:style-name="P8"><text:tab/>/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8:57:26.105322973</meta:creation-date>
    <dc:date>2019-02-01T12:43:27.291374643</dc:date>
    <meta:editing-duration>PT48M2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56" meta:word-count="254" meta:character-count="1956" meta:non-whitespace-character-count="1630"/>
  </office:meta>
</office:document-meta>
</file>